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6.806cm" table:align="margins"/>
    </style:style>
    <style:style style:name="Table2.A" style:family="table-column">
      <style:table-column-properties style:column-width="4.101cm" style:rel-column-width="15991*"/>
    </style:style>
    <style:style style:name="Table2.B" style:family="table-column">
      <style:table-column-properties style:column-width="4.498cm" style:rel-column-width="17539*"/>
    </style:style>
    <style:style style:name="Table2.C" style:family="table-column">
      <style:table-column-properties style:column-width="4.006cm" style:rel-column-width="15620*"/>
    </style:style>
    <style:style style:name="Table2.D" style:family="table-column">
      <style:table-column-properties style:column-width="4.202cm" style:rel-column-width="1638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b8a2f"/>
    </style:style>
    <style:style style:name="P2" style:family="paragraph" style:parent-style-name="Table_20_Contents">
      <style:text-properties style:font-name="Helvetica" officeooo:rsid="000de120" officeooo:paragraph-rsid="001b8a2f"/>
    </style:style>
    <style:style style:name="P3" style:family="paragraph" style:parent-style-name="Table_20_Contents">
      <style:text-properties style:font-name="Helvetica" style:text-underline-style="solid" style:text-underline-width="auto" style:text-underline-color="font-color" fo:font-weight="bold" officeooo:rsid="000de120" officeooo:paragraph-rsid="001b8a2f" style:font-weight-asian="bold" style:font-weight-complex="bold"/>
    </style:style>
    <style:style style:name="P4" style:family="paragraph" style:parent-style-name="Table_20_Contents">
      <style:text-properties style:font-name="Helvetica" style:text-underline-style="solid" style:text-underline-width="auto" style:text-underline-color="font-color" officeooo:rsid="000de120" officeooo:paragraph-rsid="001b8a2f"/>
    </style:style>
    <style:style style:name="P5" style:family="paragraph" style:parent-style-name="Table_20_Contents">
      <style:text-properties style:font-name="Helvetica" style:text-underline-style="none" officeooo:rsid="000de120" officeooo:paragraph-rsid="001b8a2f"/>
    </style:style>
    <style:style style:name="P6" style:family="paragraph" style:parent-style-name="Table_20_Contents">
      <style:text-properties style:font-name="Helvetica" fo:font-weight="bold" officeooo:rsid="000de120" officeooo:paragraph-rsid="001b8a2f" style:font-weight-asian="bold" style:font-weight-complex="bold"/>
    </style:style>
    <style:style style:name="P7" style:family="paragraph" style:parent-style-name="Table_20_Contents">
      <style:text-properties style:font-name="Helvetica" fo:font-weight="normal" officeooo:rsid="000de120" officeooo:paragraph-rsid="001b8a2f" style:font-weight-asian="normal" style:font-weight-complex="normal"/>
    </style:style>
    <style:style style:name="P8" style:family="paragraph" style:parent-style-name="Table_20_Contents">
      <style:text-properties style:font-name="Helvetica" officeooo:paragraph-rsid="001b8a2f"/>
    </style:style>
    <style:style style:name="P9" style:family="paragraph" style:parent-style-name="Table_20_Contents" style:list-style-name="L1">
      <style:text-properties style:font-name="Helvetica" fo:font-weight="normal" officeooo:rsid="000eb5f2" officeooo:paragraph-rsid="001b8a2f" style:font-weight-asian="normal" style:font-weight-complex="normal"/>
    </style:style>
    <style:style style:name="P10" style:family="paragraph" style:parent-style-name="Table_20_Contents" style:list-style-name="L2">
      <style:text-properties style:font-name="Helvetica" fo:font-weight="normal" officeooo:rsid="000eb5f2" officeooo:paragraph-rsid="001b8a2f" style:font-weight-asian="normal" style:font-weight-complex="normal"/>
    </style:style>
    <style:style style:name="P11" style:family="paragraph" style:parent-style-name="Table_20_Contents" style:list-style-name="L3">
      <style:text-properties style:font-name="Helvetica" fo:font-weight="normal" officeooo:rsid="000eb5f2" officeooo:paragraph-rsid="001b8a2f" style:font-weight-asian="normal" style:font-weight-complex="normal"/>
    </style:style>
    <style:style style:name="P12" style:family="paragraph" style:parent-style-name="Table_20_Contents">
      <style:text-properties style:font-name="Helvetica" fo:font-weight="normal" officeooo:rsid="000de120" officeooo:paragraph-rsid="001b8a2f" style:font-weight-asian="normal" style:font-weight-complex="normal"/>
    </style:style>
    <style:style style:name="P13" style:family="paragraph" style:parent-style-name="Table_20_Contents" style:list-style-name="L4">
      <style:text-properties style:font-name="Helvetica" fo:font-weight="normal" officeooo:rsid="00235da4" officeooo:paragraph-rsid="00235da4" style:font-weight-asian="normal" style:font-weight-complex="normal"/>
    </style:style>
    <style:style style:name="P14" style:family="paragraph" style:parent-style-name="Table_20_Contents" style:list-style-name="L5">
      <style:text-properties style:font-name="Helvetica" fo:font-weight="normal" officeooo:rsid="00235da4" officeooo:paragraph-rsid="00235da4" style:font-weight-asian="normal" style:font-weight-complex="normal"/>
    </style:style>
    <style:style style:name="P15" style:family="paragraph" style:parent-style-name="Table_20_Contents">
      <style:text-properties style:font-name="Helvetica" fo:font-weight="normal" officeooo:rsid="00235da4" officeooo:paragraph-rsid="00235da4" style:font-weight-asian="normal" style:font-weight-complex="normal"/>
    </style:style>
    <style:style style:name="P16" style:family="paragraph" style:parent-style-name="Table_20_Contents">
      <style:text-properties style:font-name="Helvetica" officeooo:rsid="00235da4" officeooo:paragraph-rsid="00235da4"/>
    </style:style>
    <style:style style:name="P17" style:family="paragraph" style:parent-style-name="Table_20_Contents">
      <style:text-properties style:font-name="Helvetica" fo:font-weight="bold" officeooo:rsid="000de120" officeooo:paragraph-rsid="001b8a2f" style:font-weight-asian="bold" style:font-weight-complex="bold"/>
    </style:style>
    <style:style style:name="P18" style:family="paragraph" style:parent-style-name="Table_20_Contents">
      <style:text-properties style:font-name="Helvetica" fo:font-weight="bold" officeooo:rsid="00235da4" officeooo:paragraph-rsid="00235da4" style:font-weight-asian="bold" style:font-weight-complex="bold"/>
    </style:style>
    <style:style style:name="T1" style:family="text">
      <style:text-properties style:text-position="super 58%"/>
    </style:style>
    <style:style style:name="T2" style:family="text">
      <style:text-properties style:text-position="super 58%" officeooo:rsid="001d4bfb"/>
    </style:style>
    <style:style style:name="T3" style:family="text">
      <style:text-properties style:text-position="0% 100%" fo:font-weight="normal" officeooo:rsid="001cd9f8"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1d4bfb"/>
    </style:style>
    <style:style style:name="T7" style:family="text">
      <style:text-properties officeooo:rsid="001e25c0"/>
    </style:style>
    <style:style style:name="T8" style:family="text">
      <style:text-properties officeooo:rsid="00235da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2">Project Name: Retail Web Turnkey</text:p>
            <text:p text:style-name="P2">Date: Friday <text:span text:style-name="T8">2</text:span>8<text:span text:style-name="T1">th</text:span> <text:span text:style-name="T8">July</text:span> 2017</text:p>
            <text:p text:style-name="P2">Reporting Period: <text:span text:style-name="T7">Monday</text:span> <text:span text:style-name="T7">24</text:span><text:span text:style-name="T1">th </text:span><text:span text:style-name="T3">July</text:span> – Sunday <text:span text:style-name="T7">30</text:span><text:span text:style-name="T2">rd</text:span> <text:span text:style-name="T6">July</text:span> 2017</text:p>
          </table:table-cell>
        </table:table-row>
        <table:table-row>
          <table:table-cell table:style-name="Table1.A2" office:value-type="string">
            <text:p text:style-name="P3">Administrative Checks<text:span text:style-name="T4">:</text:span></text:p>
            <text:p text:style-name="P4"/>
            <text:p text:style-name="P5">Target total hours to date: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
                </table:table-cell>
                <table:table-cell table:style-name="Table2.A1" office:value-type="string">
                  <text:p text:style-name="P2">James Owens</text:p>
                </table:table-cell>
                <table:table-cell table:style-name="Table2.A1" office:value-type="string">
                  <text:p text:style-name="P2">Mark Omadto</text:p>
                </table:table-cell>
                <table:table-cell table:style-name="Table2.D1" office:value-type="string">
                  <text:p text:style-name="P2">Tom Misikea</text:p>
                </table:table-cell>
              </table:table-row>
              <table:table-row>
                <table:table-cell table:style-name="Table2.A2" office:value-type="string">
                  <text:p text:style-name="P2">Timecard:</text:p>
                </table:table-cell>
                <table:table-cell table:style-name="Table2.A2" office:value-type="string">
                  <text:p text:style-name="P8"/>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2">Total Hours to date:</text:p>
                </table:table-cell>
                <table:table-cell table:style-name="Table2.A2" office:value-type="string">
                  <text:p text:style-name="P16">23.0</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2">Personal log:</text:p>
                </table:table-cell>
                <table:table-cell table:style-name="Table2.A2" office:value-type="string">
                  <text:p text:style-name="P8"/>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2">Project Diary:</text:p>
                </table:table-cell>
                <table:table-cell table:style-name="Table2.A2" office:value-type="string">
                  <text:p text:style-name="P8"/>
                </table:table-cell>
                <table:table-cell table:style-name="Table2.A2" office:value-type="string">
                  <text:p text:style-name="P8"/>
                </table:table-cell>
                <table:table-cell table:style-name="Table2.D2" office:value-type="string">
                  <text:p text:style-name="P8"/>
                </table:table-cell>
              </table:table-row>
            </table:table>
            <text:p text:style-name="P5"/>
            <text:p text:style-name="P4"><text:span text:style-name="T5">Allocated Duties</text:span>:</text:p>
            <text:p text:style-name="P5">Backups taken:</text:p>
            <text:p text:style-name="P5">Backups tested:</text:p>
          </table:table-cell>
        </table:table-row>
        <table:table-row>
          <table:table-cell table:style-name="Table1.A2" office:value-type="string">
            <text:p text:style-name="P6">Work Completed this reporting period: </text:p>
            <text:p text:style-name="P7">James: </text:p>
            <text:list xml:id="list599992146159083106" text:style-name="L4">
              <text:list-item>
                <text:p text:style-name="P13">Proposal document writing</text:p>
              </text:list-item>
              <text:list-item>
                <text:p text:style-name="P13">Finish setting up the git repository</text:p>
              </text:list-item>
              <text:list-item>
                <text:p text:style-name="P13">Meetings: Project guidance and requirements gathering</text:p>
                <text:p text:style-name="P13">Total Hours: 17.0</text:p>
              </text:list-item>
            </text:list>
            <text:list xml:id="list423657258200255259" text:style-name="L1">
              <text:list-header>
                <text:p text:style-name="P9"/>
              </text:list-header>
            </text:list>
            <text:p text:style-name="P7">Mark:</text:p>
            <text:list xml:id="list2139810106871708607" text:style-name="L2">
              <text:list-header>
                <text:p text:style-name="P10"/>
              </text:list-header>
            </text:list>
            <text:p text:style-name="P7">Tom:</text:p>
            <text:list xml:id="list8803696886418470959" text:style-name="L3">
              <text:list-header>
                <text:p text:style-name="P11"/>
              </text:list-header>
            </text:list>
          </table:table-cell>
        </table:table-row>
        <table:table-row>
          <table:table-cell table:style-name="Table1.A2" office:value-type="string">
            <text:p text:style-name="P6">Work to complete for next reporting period:</text:p>
            <text:p text:style-name="P7">James:</text:p>
            <text:list xml:id="list8357934871541442575" text:style-name="L5">
              <text:list-item>
                <text:p text:style-name="P14">Continue and complete project proposal</text:p>
                <text:p text:style-name="P14">Target total hours: 20 - 30</text:p>
              </text:list-item>
            </text:list>
            <text:p text:style-name="P7">Mark: </text:p>
            <text:p text:style-name="P7">Tom:</text:p>
          </table:table-cell>
        </table:table-row>
        <table:table-row>
          <table:table-cell table:style-name="Table1.A2" office:value-type="string">
            <text:p text:style-name="P6">What’s going well:</text:p>
            <text:p text:style-name="P18">James:</text:p>
            <text:p text:style-name="P15">The git repository proved to have some issues while configuring it on my desktop, though it had no issues being configured from my laptop. The Proposal is progressing well, and it should be finished by the end of week 03, ready for review in week 04.</text:p>
          </table:table-cell>
        </table:table-row>
        <table:table-row>
          <table:table-cell table:style-name="Table1.A2" office:value-type="string">
            <text:p text:style-name="P6">What’s not going well:</text:p>
            <text:p text:style-name="P18">James:</text:p>
            <text:p text:style-name="P15">The proposal could be written faster, and more hours could be spent on other parts of the project. Such as proper research into how the turnkey is going to be developed.</text:p>
          </table:table-cell>
        </table:table-row>
        <table:table-row>
          <table:table-cell table:style-name="Table1.A2" office:value-type="string">
            <text:p text:style-name="P6">Suggestions/issues:</text:p>
            <text:p text:style-name="P15">In order to ensure the project doesn’t fall behind, more time could be spent working on campus.</text:p>
          </table:table-cell>
        </table:table-row>
        <text:soft-page-break/>
        <table:table-row>
          <table:table-cell table:style-name="Table1.A2" office:value-type="string">
            <text:p text:style-name="P6">Project Changes:</text:p>
            <text:p text:style-name="P15">None so far.</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8T14:02:26.234215504</meta:creation-date>
    <dc:date>2017-08-22T13:11:45.181810478</dc:date>
    <meta:editing-duration>PT1H30M47S</meta:editing-duration>
    <meta:editing-cycles>6</meta:editing-cycles>
    <meta:generator>LibreOffice/5.1.6.2$Linux_X86_64 LibreOffice_project/10m0$Build-2</meta:generator>
    <meta:document-statistic meta:table-count="2" meta:image-count="0" meta:object-count="0" meta:page-count="2" meta:paragraph-count="43" meta:word-count="213" meta:character-count="1237" meta:non-whitespace-character-count="1068"/>
  </office:meta>
</office:document-meta>
</file>